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1" text:outline-level="1"><text:tab/><text:tab/><text:tab/><text:tab/><text:tab/><text:span text:style-name="T1">Explication du CgridView</text:span></text:h>
      <text:p text:style-name="Text_20_body"><text:span text:style-name="T1"/></text:p>
      <text:p text:style-name="Text_20_body"><text:span text:style-name="T1"/></text:p>
      <text:p text:style-name="P1">Id : id permettant de se retrouvé dans les colonnes .</text:p>
      <text:p text:style-name="P1">Columns </text:p>
      <text:p text:style-name="P1">name =&gt; nom de la colonne </text:p>
      <text:p text:style-name="P1">valu=&gt; valeur affiché</text:p>
      <text:p text:style-name="P1">template=&gt; bouton lier avec le cgridview</text:p>
      <text:p text:style-name="P1">visible que si un untilisateur est un user !</text:p>
      <text:p text:style-name="P1">Le variable $data crée par cgridview stocke <text:s/>l'information du modèle </text:p>
      <text:p text:style-name="P1">de chaque ligne de du cgridview.</text:p>
      <text:p text:style-name="Standard"/>
      <text:p text:style-name="Standard"/>
      <text:p text:style-name="Standard">&lt;?php</text:p>
      <text:p text:style-name="Standard">$this-&gt;widget('zii.widgets.grid.CGridView', array(</text:p>
      <text:p text:style-name="Standard"><text:s text:c="4"/>'id' =&gt; 'ticket-grid',</text:p>
      <text:p text:style-name="Standard"><text:s text:c="4"/>'dataProvider' =&gt; $model-&gt;searchInProgress(),</text:p>
      <text:p text:style-name="Standard"><text:s text:c="4"/>// 'filter' =&gt; $model,</text:p>
      <text:p text:style-name="Standard"><text:s text:c="4"/>'columns' =&gt; array(</text:p>
      <text:p text:style-name="Standard"><text:s text:c="8"/>'id_ticket',</text:p>
      <text:p text:style-name="Standard"><text:s text:c="8"/>array(</text:p>
      <text:p text:style-name="Standard"><text:s text:c="12"/>'name' =&gt; 'fk_statut',</text:p>
      <text:p text:style-name="Standard"><text:s text:c="12"/>'value' =&gt; 'StatutTicket::model()-&gt;findByPk($data-&gt;fk_statut)-&gt;label'</text:p>
      <text:p text:style-name="Standard"><text:s text:c="8"/>),</text:p>
      <text:p text:style-name="Standard"><text:s text:c="8"/>array(</text:p>
      <text:p text:style-name="Standard"><text:s text:c="12"/>'name' =&gt; 'fk_categorie',</text:p>
      <text:p text:style-name="Standard"><text:s text:c="12"/>'value' =&gt; 'CategorieIncident::model()-&gt;findByPk($data-&gt;fk_categorie)-&gt;label'),</text:p>
      <text:p text:style-name="Standard"><text:s text:c="8"/>array(</text:p>
      <text:p text:style-name="Standard"><text:s text:c="12"/>'name' =&gt; 'fk_lieu',</text:p>
      <text:p text:style-name="Standard"><text:s text:c="12"/>'value' =&gt; 'Lieu::model()-&gt;findByPk($data-&gt;fk_lieu)-&gt;adresse'),</text:p>
      <text:p text:style-name="Standard"><text:s text:c="8"/>array(</text:p>
      <text:p text:style-name="Standard"><text:s text:c="12"/>'name' =&gt; 'fk_user',</text:p>
      <text:p text:style-name="Standard"><text:s text:c="12"/>'value' =&gt; 'User::model()-&gt;findByPk($data-&gt;fk_user)-&gt;nom'),</text:p>
      <text:p text:style-name="Standard"><text:s text:c="8"/>/*</text:p>
      <text:p text:style-name="Standard"><text:s text:c="10"/>'commentaire',</text:p>
      <text:p text:style-name="Standard"><text:s text:c="10"/>'fk_canal',</text:p>
      <text:p text:style-name="Standard"><text:s text:c="9"/>*/</text:p>
      <text:p text:style-name="Standard"><text:s text:c="8"/>array</text:p>
      <text:p text:style-name="Standard"><text:s text:c="12"/>(</text:p>
      <text:p text:style-name="Standard"><text:s text:c="12"/>'class' =&gt; 'CButtonColumn',</text:p>
      <text:p text:style-name="Standard"><text:s text:c="12"/>'template' =&gt; '{update} {view}',</text:p>
      <text:p text:style-name="Standard"><text:s text:c="12"/>'visible' =&gt; Yii::app()-&gt;session['Utilisateur'] == 'User'</text:p>
      <text:p text:style-name="Standard"><text:s text:c="8"/>)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</meta:initial-creator>
    <meta:creation-date>2014-02-14T17:22:56.17</meta:creation-date>
    <meta:document-statistic meta:table-count="0" meta:image-count="0" meta:object-count="0" meta:page-count="1" meta:paragraph-count="39" meta:word-count="120" meta:character-count="1294"/>
    <dc:date>2014-02-14T17:29:29.41</dc:date>
    <dc:creator>Lionel </dc:creator>
    <meta:editing-duration>PT6M33S</meta:editing-duration>
    <meta:editing-cycles>1</meta:editing-cycles>
    <meta:generator>OpenOffice/4.0.1$Win32 OpenOffice.org_project/401m5$Build-9714</meta:generator>
  </office:meta>
</office:document-meta>
</file>